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dec" officeooo:paragraph-rsid="00097dec"/>
    </style:style>
    <style:style style:name="P2" style:family="paragraph" style:parent-style-name="Text_20_body">
      <style:text-properties officeooo:rsid="00097dec" officeooo:paragraph-rsid="00097dec"/>
    </style:style>
    <style:style style:name="T1" style:family="text">
      <style:text-properties officeooo:rsid="00097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Australia Annual Report 2019</text:h>
      <text:p text:style-name="P1"/>
      <text:h text:style-name="Heading_20_2" text:outline-level="2">Table of Contents </text:h>
      <text:p text:style-name="Text_20_body"/>
      <text:p text:style-name="P2">About Linux Australia<text:tab/>xx</text:p>
      <text:p text:style-name="P2">Linux Australia Council <text:tab/>xx</text:p>
      <text:p text:style-name="P2">Events<text:tab/><text:tab/><text:tab/><text:tab/>xx</text:p>
      <text:p text:style-name="P2">Sponsorship and Grants<text:tab/>xx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 </meta:initial-creator>
    <meta:creation-date>2020-01-02T23:17:28.475835330</meta:creation-date>
    <dc:date>2020-01-02T23:21:57.566952356</dc:date>
    <dc:creator>K </dc:creator>
    <meta:editing-duration>PT28S</meta:editing-duration>
    <meta:editing-cycles>1</meta:editing-cycles>
    <meta:document-statistic meta:table-count="0" meta:image-count="0" meta:object-count="0" meta:page-count="1" meta:paragraph-count="6" meta:word-count="22" meta:character-count="140" meta:non-whitespace-character-count="119"/>
    <meta:generator>LibreOffice/6.3.3.2$Linux_X86_64 LibreOffice_project/30$Build-2</meta:generator>
  </office:meta>
</office:document-meta>
</file>